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198a8a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custom-shape draw:style-name="gr1" draw:text-style-name="P1" draw:layer="layout" svg:width="11.27cm" svg:height="13.84cm" svg:x="0.123cm" svg:y="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9.491cm" svg:height="8.591cm" svg:x="1.09cm" svg:y="4.434cm">
              <text:p text:style-name="P1">1D Hydraulics</text:p>
              <text:p text:style-name="P1"><text:span text:style-name="T1">SARAP – REZO – MASCARET</text:span></text:p>
              <text:p text:style-name="P1"/>
              <text:p text:style-name="P1">Flooding</text:p>
              <text:p text:style-name="P1"><text:span text:style-name="T1">CASIER</text:span></text:p>
              <text:p text:style-name="P1"/>
              <text:p text:style-name="P1">Sediment transport</text:p>
              <text:p text:style-name="P1"><text:span text:style-name="T1">COURLIS</text:span></text:p>
              <text:p text:style-name="P1"/>
              <text:p text:style-name="P1">Water quality</text:p>
              <text:p text:style-name="P1"><text:span text:style-name="T1">TRACER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9.518cm" svg:height="1.805cm" svg:x="1.064cm" svg:y="2.645cm">
              <text:p text:style-name="P2"><text:span text:style-name="T2">MASCARET SYSTEM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11.473cm" svg:height="2.518cm" svg:x="-0.003cm" svg:y="0.102cm">
            <text:p text:style-name="P1"><text:span text:style-name="T1">FUDAA-MASCARET</text:span></text:p>
            <text:p text:style-name="P1">Graphical interface</text:p>
            <text:p text:style-name="P1">MS-Windows, GNU/Linux, Mac OS-X</text:p>
            <draw:enhanced-geometry svg:viewBox="0 0 21600 21600" draw:type="rectangle" draw:enhanced-path="M 0 0 L 21600 0 21600 21600 0 21600 0 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7cm" fo:page-height="13.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5T16:49:20.48</meta:creation-date>
    <dc:date>2012-10-15T17:22:50.50</dc:date>
    <meta:editing-duration>PT18M19S</meta:editing-duration>
    <meta:editing-cycles>3</meta:editing-cycles>
    <meta:generator>LibreOffice/3.4$Win32 LibreOffice_project/340m1$Build-402</meta:generator>
    <meta:document-statistic meta:object-count="6"/>
  </office:meta>
</office:document-meta>
</file>